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3.505cm"/>
    </style:style>
    <style:style style:name="co6" style:family="table-column">
      <style:table-column-properties fo:break-before="auto" style:column-width="2.621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style:vertical-align="middle"/>
    </style:style>
    <style:style style:name="ce45" style:family="table-cell" style:parent-style-name="Default">
      <style:table-cell-properties fo:background-color="#f7d1d5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default-cell-style-name="ce23"/>
        <table:table-column table:style-name="co5" table:default-cell-style-name="ce44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26" office:value-type="string" calcext:value-type="string">
            <text:p>RCC_MCO_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4.714cm" draw:caption-point-x="-0.61cm" draw:caption-point-y="1.51cm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52" office:value-type="string" calcext:value-type="string">
            <text:p>TANG_UP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5.354cm" draw:caption-point-x="-0.61cm" draw:caption-point-y="1.51cm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52" office:value-type="string" calcext:value-type="string">
            <text:p>PEDAL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2.899cm" svg:height="3.756cm" svg:x="6.334cm" svg:y="5.994cm" draw:caption-point-x="-0.61cm" draw:caption-point-y="1.51cm">
              <dc:date>2022-03-01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  <text:p text:style-name="P1"><text:span text:style-name="T1">Отдельная </text:span><text:span text:style-name="T1">функция:</text:span></text:p>
              <text:p text:style-name="P1"><text:span text:style-name="T1">pinio_set_UPR_R</text:span><text:span text:style-name="T1">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52" office:value-type="string" calcext:value-type="string">
            <text:p>RELE1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2.899cm" svg:height="3.361cm" svg:x="6.334cm" svg:y="6.635cm" draw:caption-point-x="-0.61cm" draw:caption-point-y="1.51cm">
              <dc:date>2022-03-01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  <text:p text:style-name="P1"><text:span text:style-name="T1">Отдельная </text:span><text:span text:style-name="T1">функция - </text:span><text:span text:style-name="T1">pinio_set_AMP_</text:span><text:span text:style-name="T1">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52" office:value-type="string" calcext:value-type="string">
            <text:p>AMP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53" office:value-type="string" calcext:value-type="string">
            <text:p>POW_DOWN</text:p>
          </table:table-cell>
          <table:table-cell office:value-type="string" calcext:value-type="string">
            <text:p>Непонятно <text:s/>- идет на PHY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23.282cm" draw:caption-point-x="-0.61cm" draw:caption-point-y="1.51cm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2.899cm" svg:height="1.799cm" svg:x="6.334cm" svg:y="25.187cm" draw:caption-point-x="-0.61cm" draw:caption-point-y="1.526cm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2.899cm" svg:height="1.799cm" svg:x="2.727cm" svg:y="28.404cm" draw:caption-point-x="-0.61cm" draw:caption-point-y="1.51cm">
              <dc:date>2022-03-01T00:00:00</dc:date>
              <text:p text:style-name="P3"><text:span text:style-name="T1">UPR_PHONE_PI</text:span><text:span text:style-name="T1">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3" table:style-name="ce19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3" table:style-name="ce19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3" table:style-name="ce19" office:value-type="string" calcext:value-type="string">
            <text:p>~O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3" table:style-name="ce19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MICBIA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2" office:value-type="string" calcext:value-type="string">
            <text:p>MIC2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2" office:value-type="string" calcext:value-type="string">
            <text:p>MIC2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2" office:value-type="string" calcext:value-type="string">
            <text:p>-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2.899cm" svg:height="1.799cm" svg:x="6.334cm" svg:y="98.195cm" draw:caption-point-x="-0.61cm" draw:caption-point-y="1.511cm">
              <dc:date>2022-03-01T00:00:00</dc:date>
              <text:p text:style-name="P3"><text:span text:style-name="T1">Не реализовал </text:span><text:span text:style-name="T1">внешний выход </text:span><text:span text:style-name="T1">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2" office:value-type="string" calcext:value-type="string">
            <text:p>LINE_OUT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2.899cm" svg:height="1.799cm" svg:x="6.334cm" svg:y="98.833cm" draw:caption-point-x="-0.61cm" draw:caption-point-y="1.514cm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2" office:value-type="string" calcext:value-type="string">
            <text:p>LINE_OUT2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10:16:29.6723688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21T10:28:43.006720963</dc:date>
    <meta:editing-duration>PT21H56M12S</meta:editing-duration>
    <meta:editing-cycles>191</meta:editing-cycles>
    <meta:document-statistic meta:table-count="1" meta:cell-count="952" meta:object-count="0"/>
  </office:meta>
</office:document-meta>
</file>